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1" svg:font-family="Helvetica"/>
    <style:font-face style:name="DejaVu Sans1" svg:font-family="'DejaVu Sans'" style:font-pitch="variable"/>
    <style:font-face style:name="Helvetica" svg:font-family="Helvetica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7cm" svg:stroke-color="#ffffff" draw:stroke-linejoin="round" svg:stroke-linecap="round" draw:fill="solid" draw:fill-color="#ffffff" fo:padding-top="0.018cm" fo:padding-bottom="0.018cm" fo:padding-left="0.018cm" fo:padding-right="0.018cm"/>
    </style:style>
    <style:style style:name="gr2" style:family="graphic" style:parent-style-name="standard">
      <style:graphic-properties draw:stroke="none" draw:fill="solid" draw:fill-color="#ebebeb"/>
    </style:style>
    <style:style style:name="gr3" style:family="graphic" style:parent-style-name="standard">
      <style:graphic-properties draw:stroke="solid" svg:stroke-width="0.018cm" svg:stroke-color="#ffffff" draw:stroke-linejoin="round" svg:stroke-linecap="butt" draw:fill="none" fo:padding-top="0.009cm" fo:padding-bottom="0.009cm" fo:padding-left="0.009cm" fo:padding-right="0.009cm"/>
    </style:style>
    <style:style style:name="gr4" style:family="graphic" style:parent-style-name="standard">
      <style:graphic-properties draw:stroke="solid" svg:stroke-width="0.037cm" svg:stroke-color="#ffffff" draw:stroke-linejoin="round" svg:stroke-linecap="butt" draw:fill="none" fo:padding-top="0.018cm" fo:padding-bottom="0.018cm" fo:padding-left="0.018cm" fo:padding-right="0.018cm"/>
    </style:style>
    <style:style style:name="gr5" style:family="graphic" style:parent-style-name="standard">
      <style:graphic-properties draw:stroke="solid" svg:stroke-width="0.037cm" svg:stroke-color="#000000" draw:stroke-linejoin="miter" svg:stroke-linecap="square" draw:fill="solid" draw:fill-color="#f8766d" fo:padding-top="0.018cm" fo:padding-bottom="0.018cm" fo:padding-left="0.018cm" fo:padding-right="0.018cm"/>
    </style:style>
    <style:style style:name="gr6" style:family="graphic" style:parent-style-name="standard">
      <style:graphic-properties draw:stroke="solid" svg:stroke-width="0.037cm" svg:stroke-color="#000000" draw:stroke-linejoin="miter" svg:stroke-linecap="square" draw:fill="solid" draw:fill-color="#7cae00" fo:padding-top="0.018cm" fo:padding-bottom="0.018cm" fo:padding-left="0.018cm" fo:padding-right="0.018cm"/>
    </style:style>
    <style:style style:name="gr7" style:family="graphic" style:parent-style-name="standard">
      <style:graphic-properties draw:stroke="solid" svg:stroke-width="0.037cm" svg:stroke-color="#000000" draw:stroke-linejoin="miter" svg:stroke-linecap="square" draw:fill="solid" draw:fill-color="#00bfc4" fo:padding-top="0.018cm" fo:padding-bottom="0.018cm" fo:padding-left="0.018cm" fo:padding-right="0.018cm"/>
    </style:style>
    <style:style style:name="gr8" style:family="graphic" style:parent-style-name="standard">
      <style:graphic-properties draw:stroke="solid" svg:stroke-width="0.037cm" svg:stroke-color="#000000" draw:stroke-linejoin="miter" svg:stroke-linecap="square" draw:fill="solid" draw:fill-color="#c77cff" fo:padding-top="0.018cm" fo:padding-bottom="0.018cm" fo:padding-left="0.018cm" fo:padding-right="0.018cm"/>
    </style:style>
    <style:style style:name="gr9" style:family="graphic" style:parent-style-name="standard">
      <style:graphic-properties draw:stroke="solid" svg:stroke-width="0.037cm" svg:stroke-color="#000000" draw:stroke-linejoin="round" svg:stroke-linecap="butt" draw:fill="none" fo:padding-top="0.018cm" fo:padding-bottom="0.018cm" fo:padding-left="0.018cm" fo:padding-right="0.018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/>
    </style:style>
    <style:style style:name="gr11" style:family="graphic" style:parent-style-name="standard">
      <style:graphic-properties draw:stroke="solid" svg:stroke-width="0.037cm" svg:stroke-color="#333333" draw:stroke-linejoin="round" svg:stroke-linecap="butt" draw:fill="none" fo:padding-top="0.018cm" fo:padding-bottom="0.018cm" fo:padding-left="0.018cm" fo:padding-right="0.018cm"/>
    </style:style>
    <style:style style:name="gr12" style:family="graphic" style:parent-style-name="standard">
      <style:graphic-properties draw:stroke="none" draw:fill="solid" draw:fill-color="#ffffff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387cm" fo:padding-top="0cm" fo:padding-bottom="0cm" fo:padding-left="0cm" fo:padding-right="0cm"/>
    </style:style>
    <style:style style:name="gr14" style:family="graphic" style:parent-style-name="standard">
      <style:graphic-properties draw:stroke="none" draw:fill="solid" draw:fill-color="#f2f2f2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458cm" fo:padding-top="0cm" fo:padding-bottom="0cm" fo:padding-left="0cm" fo:padding-right="0cm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ebebeb"/>
    </style:style>
    <style:style style:name="P3" style:family="paragraph">
      <loext:graphic-properties draw:fill="none"/>
    </style:style>
    <style:style style:name="P4" style:family="paragraph">
      <loext:graphic-properties draw:fill="solid" draw:fill-color="#f8766d"/>
    </style:style>
    <style:style style:name="P5" style:family="paragraph">
      <loext:graphic-properties draw:fill="solid" draw:fill-color="#7cae00"/>
    </style:style>
    <style:style style:name="P6" style:family="paragraph">
      <loext:graphic-properties draw:fill="solid" draw:fill-color="#00bfc4"/>
    </style:style>
    <style:style style:name="P7" style:family="paragraph">
      <loext:graphic-properties draw:fill="solid" draw:fill-color="#c77cff"/>
    </style:style>
    <style:style style:name="P8" style:family="paragraph">
      <style:paragraph-properties fo:text-align="start" style:writing-mode="lr-tb"/>
    </style:style>
    <style:style style:name="P9" style:family="paragraph">
      <loext:graphic-properties draw:fill="none"/>
      <style:text-properties fo:font-size="9pt" style:font-size-asian="9pt" style:font-size-complex="9pt"/>
    </style:style>
    <style:style style:name="P10" style:family="paragraph">
      <loext:graphic-properties draw:fill="none"/>
      <style:text-properties fo:font-size="11pt" style:font-size-asian="11pt" style:font-size-complex="11pt"/>
    </style:style>
    <style:style style:name="P11" style:family="paragraph">
      <loext:graphic-properties draw:fill="solid" draw:fill-color="#f2f2f2"/>
    </style:style>
    <style:style style:name="P12" style:family="paragraph">
      <loext:graphic-properties draw:fill="none"/>
      <style:text-properties fo:font-size="13pt" style:font-size-asian="13pt" style:font-size-complex="13pt"/>
    </style:style>
    <style:style style:name="T1" style:family="text">
      <style:text-properties fo:color="#4d4d4d" style:font-name="Helvetica1" fo:font-size="9pt" style:font-size-asian="9pt" style:font-name-complex="Helvetica1" style:font-size-complex="9pt"/>
    </style:style>
    <style:style style:name="T2" style:family="text">
      <style:text-properties fo:color="#000000" style:font-name="Helvetica1" fo:font-size="11pt" style:font-size-asian="11pt" style:font-name-complex="Helvetica1" style:font-size-complex="11pt"/>
    </style:style>
    <style:style style:name="T3" style:family="text">
      <style:text-properties fo:color="#000000" style:font-name="Helvetica1" fo:font-size="9pt" style:font-size-asian="9pt" style:font-name-complex="Helvetica1" style:font-size-complex="9pt"/>
    </style:style>
    <style:style style:name="T4" style:family="text">
      <style:text-properties fo:color="#000000" style:font-name="Helvetica1" fo:font-size="13pt" style:font-size-asian="13pt" style:font-name-complex="Helvetica1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7.78cm" svg:height="17.78cm" svg:x="0cm" svg:y="0cm" svg:viewBox="0 0 17781 17781" draw:points="0,17781 17781,17781 17781,0 0,0">
          <text:p/>
        </draw:polygon>
        <draw:polygon draw:style-name="gr2" draw:text-style-name="P2" draw:layer="layout" svg:width="12.219cm" svg:height="15.838cm" svg:x="1.454cm" svg:y="0.816cm" svg:viewBox="0 0 12220 15839" draw:points="0,15839 12220,15839 12220,0 0,0">
          <text:p/>
        </draw:polygon>
        <draw:line draw:style-name="gr3" draw:text-style-name="P3" draw:layer="layout" svg:x1="1.454cm" svg:y1="13.165cm" svg:x2="13.673cm" svg:y2="13.165cm">
          <text:p/>
        </draw:line>
        <draw:line draw:style-name="gr3" draw:text-style-name="P3" draw:layer="layout" svg:x1="1.454cm" svg:y1="7.628cm" svg:x2="13.673cm" svg:y2="7.628cm">
          <text:p/>
        </draw:line>
        <draw:line draw:style-name="gr3" draw:text-style-name="P3" draw:layer="layout" svg:x1="1.454cm" svg:y1="2.09cm" svg:x2="13.673cm" svg:y2="2.09cm">
          <text:p/>
        </draw:line>
        <draw:line draw:style-name="gr4" draw:text-style-name="P3" draw:layer="layout" svg:x1="1.454cm" svg:y1="15.934cm" svg:x2="13.673cm" svg:y2="15.934cm">
          <text:p/>
        </draw:line>
        <draw:line draw:style-name="gr4" draw:text-style-name="P3" draw:layer="layout" svg:x1="1.454cm" svg:y1="10.396cm" svg:x2="13.673cm" svg:y2="10.396cm">
          <text:p/>
        </draw:line>
        <draw:line draw:style-name="gr4" draw:text-style-name="P3" draw:layer="layout" svg:x1="1.454cm" svg:y1="4.859cm" svg:x2="13.673cm" svg:y2="4.859cm">
          <text:p/>
        </draw:line>
        <draw:line draw:style-name="gr4" draw:text-style-name="P3" draw:layer="layout" svg:x1="3.2cm" svg:y1="16.654cm" svg:x2="3.2cm" svg:y2="0.816cm">
          <text:p/>
        </draw:line>
        <draw:line draw:style-name="gr4" draw:text-style-name="P3" draw:layer="layout" svg:x1="6.109cm" svg:y1="16.654cm" svg:x2="6.109cm" svg:y2="0.816cm">
          <text:p/>
        </draw:line>
        <draw:line draw:style-name="gr4" draw:text-style-name="P3" draw:layer="layout" svg:x1="9.018cm" svg:y1="16.654cm" svg:x2="9.018cm" svg:y2="0.816cm">
          <text:p/>
        </draw:line>
        <draw:line draw:style-name="gr4" draw:text-style-name="P3" draw:layer="layout" svg:x1="11.927cm" svg:y1="16.654cm" svg:x2="11.927cm" svg:y2="0.816cm">
          <text:p/>
        </draw:line>
        <draw:polygon draw:style-name="gr5" draw:text-style-name="P4" draw:layer="layout" svg:width="2.619cm" svg:height="4.496cm" svg:x="1.89cm" svg:y="5.9cm" svg:viewBox="0 0 2620 4497" draw:points="0,4497 2620,4497 2620,0 0,0">
          <text:p/>
        </draw:polygon>
        <draw:polygon draw:style-name="gr6" draw:text-style-name="P5" draw:layer="layout" svg:width="2.618cm" svg:height="3.788cm" svg:x="4.8cm" svg:y="6.608cm" svg:viewBox="0 0 2619 3789" draw:points="0,3789 2619,3789 2619,0 0,0">
          <text:p/>
        </draw:polygon>
        <draw:polygon draw:style-name="gr7" draw:text-style-name="P6" draw:layer="layout" svg:width="2.618cm" svg:height="2.924cm" svg:x="7.709cm" svg:y="7.472cm" svg:viewBox="0 0 2619 2925" draw:points="0,2925 2619,2925 2619,0 0,0">
          <text:p/>
        </draw:polygon>
        <draw:polygon draw:style-name="gr8" draw:text-style-name="P7" draw:layer="layout" svg:width="2.618cm" svg:height="2.824cm" svg:x="10.618cm" svg:y="7.572cm" svg:viewBox="0 0 2619 2825" draw:points="0,2825 2619,2825 2619,0 0,0">
          <text:p/>
        </draw:polygon>
        <draw:line draw:style-name="gr9" draw:text-style-name="P3" draw:layer="layout" svg:x1="2.909cm" svg:y1="3.497cm" svg:x2="3.491cm" svg:y2="3.497cm">
          <text:p/>
        </draw:line>
        <draw:line draw:style-name="gr9" draw:text-style-name="P3" draw:layer="layout" svg:x1="3.2cm" svg:y1="3.497cm" svg:x2="3.2cm" svg:y2="8.303cm">
          <text:p/>
        </draw:line>
        <draw:line draw:style-name="gr9" draw:text-style-name="P3" draw:layer="layout" svg:x1="2.909cm" svg:y1="8.303cm" svg:x2="3.491cm" svg:y2="8.303cm">
          <text:p/>
        </draw:line>
        <draw:line draw:style-name="gr9" draw:text-style-name="P3" draw:layer="layout" svg:x1="5.818cm" svg:y1="4.039cm" svg:x2="6.4cm" svg:y2="4.039cm">
          <text:p/>
        </draw:line>
        <draw:line draw:style-name="gr9" draw:text-style-name="P3" draw:layer="layout" svg:x1="6.109cm" svg:y1="4.039cm" svg:x2="6.109cm" svg:y2="9.178cm">
          <text:p/>
        </draw:line>
        <draw:line draw:style-name="gr9" draw:text-style-name="P3" draw:layer="layout" svg:x1="5.818cm" svg:y1="9.178cm" svg:x2="6.4cm" svg:y2="9.178cm">
          <text:p/>
        </draw:line>
        <draw:line draw:style-name="gr9" draw:text-style-name="P3" draw:layer="layout" svg:x1="8.727cm" svg:y1="4.892cm" svg:x2="9.309cm" svg:y2="4.892cm">
          <text:p/>
        </draw:line>
        <draw:line draw:style-name="gr9" draw:text-style-name="P3" draw:layer="layout" svg:x1="9.018cm" svg:y1="4.892cm" svg:x2="9.018cm" svg:y2="10.053cm">
          <text:p/>
        </draw:line>
        <draw:line draw:style-name="gr9" draw:text-style-name="P3" draw:layer="layout" svg:x1="8.727cm" svg:y1="10.053cm" svg:x2="9.309cm" svg:y2="10.053cm">
          <text:p/>
        </draw:line>
        <draw:line draw:style-name="gr9" draw:text-style-name="P3" draw:layer="layout" svg:x1="11.637cm" svg:y1="4.992cm" svg:x2="12.218cm" svg:y2="4.992cm">
          <text:p/>
        </draw:line>
        <draw:line draw:style-name="gr9" draw:text-style-name="P3" draw:layer="layout" svg:x1="11.927cm" svg:y1="4.992cm" svg:x2="11.927cm" svg:y2="10.153cm">
          <text:p/>
        </draw:line>
        <draw:line draw:style-name="gr9" draw:text-style-name="P3" draw:layer="layout" svg:x1="11.637cm" svg:y1="10.153cm" svg:x2="12.218cm" svg:y2="10.153cm">
          <text:p/>
        </draw:line>
        <draw:frame draw:style-name="gr10" draw:text-style-name="P9" draw:layer="layout" svg:width="0.633cm" svg:height="0.462cm" svg:x="0.654cm" svg:y="15.684cm">
          <draw:text-box>
            <text:p text:style-name="P8"><text:span text:style-name="T1">−</text:span><text:span text:style-name="T1">0.5</text:span></text:p>
          </draw:text-box>
        </draw:frame>
        <draw:frame draw:style-name="gr10" draw:text-style-name="P9" draw:layer="layout" svg:width="0.447cm" svg:height="0.462cm" svg:x="0.839cm" svg:y="10.146cm">
          <draw:text-box>
            <text:p text:style-name="P8"><text:span text:style-name="T1">0.0</text:span></text:p>
          </draw:text-box>
        </draw:frame>
        <draw:line draw:style-name="gr11" draw:text-style-name="P3" draw:layer="layout" svg:x1="3.2cm" svg:y1="16.75cm" svg:x2="3.2cm" svg:y2="16.654cm">
          <text:p/>
        </draw:line>
        <draw:line draw:style-name="gr11" draw:text-style-name="P3" draw:layer="layout" svg:x1="6.109cm" svg:y1="16.75cm" svg:x2="6.109cm" svg:y2="16.654cm">
          <text:p/>
        </draw:line>
        <draw:line draw:style-name="gr11" draw:text-style-name="P3" draw:layer="layout" svg:x1="9.018cm" svg:y1="16.75cm" svg:x2="9.018cm" svg:y2="16.654cm">
          <text:p/>
        </draw:line>
        <draw:line draw:style-name="gr11" draw:text-style-name="P3" draw:layer="layout" svg:x1="11.927cm" svg:y1="16.75cm" svg:x2="11.927cm" svg:y2="16.654cm">
          <text:p/>
        </draw:line>
        <draw:frame draw:style-name="gr10" draw:text-style-name="P9" draw:layer="layout" svg:width="0.447cm" svg:height="0.462cm" svg:x="0.839cm" svg:y="4.609cm">
          <draw:text-box>
            <text:p text:style-name="P8"><text:span text:style-name="T1">0.5</text:span></text:p>
          </draw:text-box>
        </draw:frame>
        <draw:frame draw:style-name="gr10" draw:text-style-name="P9" draw:layer="layout" svg:width="1.272cm" svg:height="0.462cm" svg:x="2.565cm" svg:y="16.692cm">
          <draw:text-box>
            <text:p text:style-name="P8"><text:span text:style-name="T1">XGBoost</text:span></text:p>
          </draw:text-box>
        </draw:frame>
        <draw:frame draw:style-name="gr10" draw:text-style-name="P9" draw:layer="layout" svg:width="0.696cm" svg:height="0.462cm" svg:x="5.765cm" svg:y="16.692cm">
          <draw:text-box>
            <text:p text:style-name="P8"><text:span text:style-name="T1">Logit</text:span></text:p>
          </draw:text-box>
        </draw:frame>
        <draw:frame draw:style-name="gr10" draw:text-style-name="P9" draw:layer="layout" svg:width="2.114cm" svg:height="0.462cm" svg:x="7.96cm" svg:y="16.692cm">
          <draw:text-box>
            <text:p text:style-name="P8"><text:span text:style-name="T1">Gaussian SVM</text:span></text:p>
          </draw:text-box>
        </draw:frame>
        <draw:frame draw:style-name="gr10" draw:text-style-name="P9" draw:layer="layout" svg:width="2.335cm" svg:height="0.462cm" svg:x="10.759cm" svg:y="16.692cm">
          <draw:text-box>
            <text:p text:style-name="P8"><text:span text:style-name="T1">Random Forests</text:span></text:p>
          </draw:text-box>
        </draw:frame>
        <draw:polygon draw:style-name="gr12" draw:text-style-name="P1" draw:layer="layout" svg:width="3.527cm" svg:height="3.382cm" svg:x="14.059cm" svg:y="7.044cm" svg:viewBox="0 0 3528 3383" draw:points="0,3383 3528,3383 3528,0 0,0">
          <text:p/>
        </draw:polygon>
        <draw:frame draw:style-name="gr13" draw:text-style-name="P10" draw:layer="layout" svg:width="3.05cm" svg:height="0.564cm" draw:transform="rotate (1.5707963267949) translate (0.027cm 10.247cm)">
          <draw:text-box>
            <text:p text:style-name="P8"><text:span text:style-name="T2">mean MCC ± s.d.</text:span></text:p>
          </draw:text-box>
        </draw:frame>
        <draw:polygon draw:style-name="gr14" draw:text-style-name="P11" draw:layer="layout" svg:width="0.609cm" svg:height="0.61cm" svg:x="14.253cm" svg:y="7.794cm" svg:viewBox="0 0 610 611" draw:points="0,611 610,611 610,0 0,0">
          <text:p/>
        </draw:polygon>
        <draw:polygon draw:style-name="gr5" draw:text-style-name="P4" draw:layer="layout" svg:width="0.559cm" svg:height="0.559cm" svg:x="14.278cm" svg:y="7.82cm" svg:viewBox="0 0 560 560" draw:points="0,560 560,560 560,0 0,0">
          <text:p/>
        </draw:polygon>
        <draw:polygon draw:style-name="gr14" draw:text-style-name="P11" draw:layer="layout" svg:width="0.609cm" svg:height="0.61cm" svg:x="14.253cm" svg:y="8.404cm" svg:viewBox="0 0 610 611" draw:points="0,611 610,611 610,0 0,0">
          <text:p/>
        </draw:polygon>
        <draw:polygon draw:style-name="gr6" draw:text-style-name="P5" draw:layer="layout" svg:width="0.559cm" svg:height="0.56cm" svg:x="14.278cm" svg:y="8.429cm" svg:viewBox="0 0 560 561" draw:points="0,561 560,561 560,0 0,0">
          <text:p/>
        </draw:polygon>
        <draw:polygon draw:style-name="gr14" draw:text-style-name="P11" draw:layer="layout" svg:width="0.609cm" svg:height="0.609cm" svg:x="14.253cm" svg:y="9.014cm" svg:viewBox="0 0 610 610" draw:points="0,610 610,610 610,0 0,0">
          <text:p/>
        </draw:polygon>
        <draw:polygon draw:style-name="gr7" draw:text-style-name="P6" draw:layer="layout" svg:width="0.559cm" svg:height="0.559cm" svg:x="14.278cm" svg:y="9.039cm" svg:viewBox="0 0 560 560" draw:points="0,560 560,560 560,0 0,0">
          <text:p/>
        </draw:polygon>
        <draw:polygon draw:style-name="gr14" draw:text-style-name="P11" draw:layer="layout" svg:width="0.609cm" svg:height="0.61cm" svg:x="14.253cm" svg:y="9.623cm" svg:viewBox="0 0 610 611" draw:points="0,611 610,611 610,0 0,0">
          <text:p/>
        </draw:polygon>
        <draw:polygon draw:style-name="gr8" draw:text-style-name="P7" draw:layer="layout" svg:width="0.559cm" svg:height="0.56cm" svg:x="14.278cm" svg:y="9.648cm" svg:viewBox="0 0 560 561" draw:points="0,561 560,561 560,0 0,0">
          <text:p/>
        </draw:polygon>
        <draw:frame draw:style-name="gr13" draw:text-style-name="P10" draw:layer="layout" svg:width="1.293cm" svg:height="0.564cm" svg:x="14.253cm" svg:y="7.113cm">
          <draw:text-box>
            <text:p text:style-name="P8"><text:span text:style-name="T2">method</text:span></text:p>
          </draw:text-box>
        </draw:frame>
        <draw:frame draw:style-name="gr10" draw:text-style-name="P9" draw:layer="layout" svg:width="1.272cm" svg:height="0.462cm" svg:x="15.056cm" svg:y="7.849cm">
          <draw:text-box>
            <text:p text:style-name="P8"><text:span text:style-name="T3">XGBoost</text:span></text:p>
          </draw:text-box>
        </draw:frame>
        <draw:frame draw:style-name="gr10" draw:text-style-name="P9" draw:layer="layout" svg:width="0.696cm" svg:height="0.462cm" svg:x="15.056cm" svg:y="8.459cm">
          <draw:text-box>
            <text:p text:style-name="P8"><text:span text:style-name="T3">Logit</text:span></text:p>
          </draw:text-box>
        </draw:frame>
        <draw:frame draw:style-name="gr10" draw:text-style-name="P9" draw:layer="layout" svg:width="2.114cm" svg:height="0.462cm" svg:x="15.056cm" svg:y="9.068cm">
          <draw:text-box>
            <text:p text:style-name="P8"><text:span text:style-name="T3">Gaussian SVM</text:span></text:p>
          </draw:text-box>
        </draw:frame>
        <draw:frame draw:style-name="gr10" draw:text-style-name="P9" draw:layer="layout" svg:width="2.335cm" svg:height="0.462cm" svg:x="15.056cm" svg:y="9.678cm">
          <draw:text-box>
            <text:p text:style-name="P8"><text:span text:style-name="T3">Random Forests</text:span></text:p>
          </draw:text-box>
        </draw:frame>
        <draw:frame draw:style-name="gr15" draw:text-style-name="P12" draw:layer="layout" svg:width="5.344cm" svg:height="0.657cm" svg:x="4.875cm" svg:y="-0.004cm">
          <draw:text-box>
            <text:p text:style-name="P8"><text:span text:style-name="T4">arterial event classification</text:span></text:p>
          </draw:text-box>
        </draw:frame>
        <draw:frame draw:style-name="gr10" draw:text-style-name="P9" draw:layer="layout" svg:width="0.624cm" svg:height="0.462cm" svg:x="0.7cm" svg:y="1.8cm">
          <draw:text-box>
            <text:p text:style-name="P8"><text:span text:style-name="T1">0.75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1" svg:font-family="Helvetica"/>
    <style:font-face style:name="DejaVu Sans1" svg:font-family="'DejaVu Sans'" style:font-pitch="variable"/>
    <style:font-face style:name="Helvetica" svg:font-family="Helvetica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17.78cm" fo:page-height="17.7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1-02-15T13:59:23.242996875</dc:date>
    <meta:editing-duration>PT1M9S</meta:editing-duration>
    <meta:editing-cycles>1</meta:editing-cycles>
    <meta:document-statistic meta:object-count="56"/>
    <meta:generator>LibreOffice/5.1.6.2$Linux_X86_64 LibreOffice_project/10m0$Build-2</meta:generator>
  </office:meta>
</office:document-meta>
</file>